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200000323A8240E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36c" officeooo:paragraph-rsid="001ed36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8.606cm" draw:z-index="0"><draw:image xlink:href="Pictures/100000010000063200000323A8240E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10:49:46.173000000</meta:creation-date>
    <dc:date>2024-09-30T10:50:54.636000000</dc:date>
    <meta:editing-duration>PT1M1S</meta:editing-duration>
    <meta:editing-cycles>2</meta:editing-cycles>
    <meta:generator>LibreOffice/24.8.1.2$Windows_X86_64 LibreOffice_project/87fa9aec1a63e70835390b81c40bb8993f1d4ff6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